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5-09-0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5-08-13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5-06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5-05-2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5-04-2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5-03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10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9-0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8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7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6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6-14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5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4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3-2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4-03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11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10-2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09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08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07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06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05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04-2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3-03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11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10-3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09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08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07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06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05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04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2-03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11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10-2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09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08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07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06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05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04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1-03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11-0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10-0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09-1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08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07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06-0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05-1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04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20-03-1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11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10-0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09-1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08-1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07-1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06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05-1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04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9-03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11-0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10-0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09-1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08-1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07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06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05-2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04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8-03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11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10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09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08-0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07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06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05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04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7-03-0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11-1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10-1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09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08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07-2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06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05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04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6-03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12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11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09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08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07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06-1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05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04-2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5-03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12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11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10-0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09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08-0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07-0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06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05-1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04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4-03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1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10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09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08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07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04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3-03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10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09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08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07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06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2-03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09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200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20</text:p>
          </table:table-cell>
          <table:table-cell office:value-type="string" calcext:value-type="string">
            <text:p>QWTA nr Viking, USGS NW MN Study # 29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2" meta:object-count="0"/>
    <meta:user-defined meta:name="AppVersion">3.0</meta:user-defined>
  </office:meta>
</office:document-meta>
</file>